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23" calcext:value-type="float">
            <text:p>623</text:p>
          </table:table-cell>
          <table:table-cell table:style-name="ce7" table:formula="of:=COUNTIF([.B7:.B999];&quot;X&quot;)" office:value-type="float" office:value="518" calcext:value-type="float">
            <text:p>518</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63" calcext:value-type="float">
            <text:p>66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33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27">00/00/0000</text:date>, <text:time style:data-style-name="N2" text:time-value="22:09:43.08037402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8-27T22:10:13.412271715</dc:date>
    <meta:editing-duration>PT17H25M41S</meta:editing-duration>
    <meta:editing-cycles>608</meta:editing-cycles>
    <meta:document-statistic meta:table-count="1" meta:cell-count="3741" meta:object-count="0"/>
  </office:meta>
</office:document-meta>
</file>